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faad"/>
    </style:style>
    <style:style style:name="P2" style:family="paragraph" style:parent-style-name="Standard">
      <style:text-properties officeooo:paragraph-rsid="0008de48"/>
    </style:style>
    <style:style style:name="T1" style:family="text">
      <style:text-properties officeooo:rsid="000724a9"/>
    </style:style>
    <style:style style:name="T2" style:family="text">
      <style:text-properties officeooo:rsid="0007faad"/>
    </style:style>
    <style:style style:name="T3" style:family="text">
      <style:text-properties officeooo:rsid="0008de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Damit zwei Programme bzw. Prozesse gleichzeitig laufen können, benötigt man zwei <text:tab/>Prozessoren.</text:span></text:p>
      <text:p text:style-name="P1"><text:tab/>→<text:span text:style-name="T2"> Auch wenn ein Prozessor mehrere Kerne hat, kann immer nur ein Programm (Prozess)</text:span></text:p>
      <text:p text:style-name="P2"><text:tab/><text:tab/><text:span text:style-name="T2">abgearbeitet werden.</text:span></text:p>
      <text:p text:style-name="P2"><text:tab/>→<text:span text:style-name="T3"> Ein Prozess kann aber mehrere Threads haben, die von den Kernen einer CPU </text:span></text:p>
      <text:p text:style-name="P2"><text:tab/><text:tab/><text:span text:style-name="T3">ausgeführt werden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0:37:43.559799511</meta:creation-date>
    <meta:generator>LibreOffice/6.0.7.3$Linux_X86_64 LibreOffice_project/00m0$Build-3</meta:generator>
    <dc:date>2019-12-24T11:08:11.158061316</dc:date>
    <meta:editing-duration>PT30M27S</meta:editing-duration>
    <meta:editing-cycles>5</meta:editing-cycles>
    <meta:document-statistic meta:table-count="0" meta:image-count="0" meta:object-count="0" meta:page-count="1" meta:paragraph-count="5" meta:word-count="45" meta:character-count="299" meta:non-whitespace-character-count="250"/>
  </office:meta>
</office:document-meta>
</file>